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7f929" officeooo:paragraph-rsid="0027f929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93546" officeooo:paragraph-rsid="00293546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b7e3e" officeooo:paragraph-rsid="002b7e3e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190c0" officeooo:paragraph-rsid="002190c0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1e5e9" officeooo:paragraph-rsid="00240316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39da4" officeooo:paragraph-rsid="0024031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29215d" officeooo:paragraph-rsid="0029215d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240316" officeooo:paragraph-rsid="00240316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2ae0c7" officeooo:paragraph-rsid="00240316"/>
    </style:style>
    <style:style style:name="T1" style:family="text">
      <style:text-properties officeooo:rsid="00239d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da4" style:font-weight-asian="bold" style:font-weight-complex="bold"/>
    </style:style>
    <style:style style:name="T4" style:family="text">
      <style:text-properties officeooo:rsid="00293546"/>
    </style:style>
    <style:style style:name="T5" style:family="text">
      <style:text-properties officeooo:rsid="002e0e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2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2">Done so far</text:span>:</text:p>
      <text:list xml:id="list7098095687364166019" text:style-name="L1">
        <text:list-item>
          <text:p text:style-name="P6">Log in with username and password</text:p>
        </text:list-item>
        <text:list-item>
          <text:p text:style-name="P7">Logout sucessfully</text:p>
        </text:list-item>
        <text:list-item>
          <text:p text:style-name="P8">Enter into “matches” section and read the 2 tables for upcoming and last 10 matches</text:p>
        </text:list-item>
        <text:list-item>
          <text:p text:style-name="P9">Visit the line-up page and select a pre-specified line-up for the next match </text:p>
        </text:list-item>
        <text:list-item>
          <text:p text:style-name="P9">Visit the buy ticket page, </text:p>
        </text:list-item>
        <text:list-item>
          <text:p text:style-name="P10">Read data from the “finances” page</text:p>
        </text:list-item>
      </text:list>
      <text:p text:style-name="P4"/>
      <text:p text:style-name="P5"><text:span text:style-name="T2">To do </text:span><text:span text:style-name="T3">plan</text:span>:</text:p>
      <text:list xml:id="list379305349475564052" text:style-name="L2">
        <text:list-item>
          <text:p text:style-name="P11">Read information from website:</text:p>
          <text:list>
            <text:list-item>
              <text:p text:style-name="P12">Reading information from “matches” section <text:span text:style-name="T1">and other sections</text:span></text:p>
            </text:list-item>
            <text:list-item>
              <text:p text:style-name="P13">Structure read data from the different pages to make it easier to read from outside the webpage and for bot purposes</text:p>
            </text:list-item>
            <text:list-item>
              <text:p text:style-name="P16"/>
            </text:list-item>
          </text:list>
        </text:list-item>
        <text:list-item>
          <text:p text:style-name="P14"><text:span text:style-name="T4">Buy </text:span>“free-tickets” when visiting the <text:span text:style-name="T4">next home match page</text:span></text:p>
        </text:list-item>
        <text:list-item>
          <text:p text:style-name="P15">Store information in <text:span text:style-name="T5">memory </text:span>with easy to read format and comprehensive data</text:p>
        </text:list-item>
        <text:list-item>
          <text:p text:style-name="P15">Bot makes game line-ups, assist games and participate in transfer market</text:p>
        </text:list-item>
        <text:list-item>
          <text:p text:style-name="P15">Bot makes financial decisions about what to build and with which order and to predict incomes/revenues</text:p>
        </text:list-item>
        <text:list-item>
          <text:p text:style-name="P15">Bot makes decision about line-ups, considering next match difficulty, players’ experience, skill and talent prospec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07T21:19:35.468854347</dc:date>
    <meta:editing-duration>PT6H5M3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21" meta:character-count="1247" meta:non-whitespace-character-count="1057"/>
  </office:meta>
</office:document-meta>
</file>